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.64cm" svg:height="1cm" svg:x="4.797cm" svg:y="3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4.797cm" svg:y="4cm">
          <text:p text:style-name="P2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4.797cm" svg:y="5cm">
          <text:p text:style-name="P1"><text:span text:style-name="T1">PDC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4.797cm" svg:y="6cm">
          <text:p text:style-name="P1"><text:span text:style-name="T1">RL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4.797cm" svg:y="7cm">
          <text:p text:style-name="P1"><text:span text:style-name="T1">M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4.797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1cm" svg:height="1cm" svg:x="7.53cm" svg:y="5cm">
          <text:p text:style-name="P1"><text:span text:style-name="T1">PDC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1cm" svg:height="1cm" svg:x="7.53cm" svg:y="6cm">
          <text:p text:style-name="P1"><text:span text:style-name="T1">RL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1cm" svg:height="1cm" svg:x="7.53cm" svg:y="7cm">
          <text:p text:style-name="P1"><text:span text:style-name="T1">M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1cm" svg:height="1cm" svg:x="7.53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81cm" svg:height="0.362cm" svg:x="6.615cm" svg:y="3.791cm">
          <text:p text:style-name="P3"><text:span text:style-name="T2">LTE-Uu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437cm" svg:y1="5.6cm" svg:x2="7.53cm" svg:y2="5.6cm">
          <text:p/>
        </draw:line>
        <draw:line draw:style-name="gr3" draw:text-style-name="P1" draw:layer="layout" svg:x1="6.437cm" svg:y1="6.6cm" svg:x2="7.53cm" svg:y2="6.6cm">
          <text:p/>
        </draw:line>
        <draw:line draw:style-name="gr3" draw:text-style-name="P1" draw:layer="layout" svg:x1="6.437cm" svg:y1="7.6cm" svg:x2="7.53cm" svg:y2="7.6cm">
          <text:p/>
        </draw:line>
        <draw:line draw:style-name="gr3" draw:text-style-name="P1" draw:layer="layout" svg:x1="6.437cm" svg:y1="8.5cm" svg:x2="7.53cm" svg:y2="8.5cm">
          <text:p/>
        </draw:line>
        <draw:line draw:style-name="gr3" draw:text-style-name="P1" draw:layer="layout" svg:x1="6.984cm" svg:y1="4.6cm" svg:x2="6.984cm" svg:y2="9.2cm">
          <text:p/>
        </draw:line>
        <draw:custom-shape draw:style-name="gr2" draw:text-style-name="P2" draw:layer="layout" svg:width="1.318cm" svg:height="0.503cm" svg:x="4.846cm" svg:y="9.271cm">
          <text:p text:style-name="P2"><text:span text:style-name="T1">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24cm" svg:height="0.374cm" svg:x="7.379cm" svg:y="9.235cm">
          <text:p text:style-name="P2"><text:span text:style-name="T1">eNod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4cm" svg:height="1cm" svg:x="10.992cm" svg:y="3cm">
          <text:p text:style-name="P1"><text:span text:style-name="T1">N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0.992cm" svg:y="4cm">
          <text:p text:style-name="P2"><text:span text:style-name="T1">RR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0.992cm" svg:y="5cm">
          <text:p text:style-name="P1"><text:span text:style-name="T1">PDC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0.992cm" svg:y="6cm">
          <text:p text:style-name="P1"><text:span text:style-name="T1">RL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0.992cm" svg:y="7cm">
          <text:p text:style-name="P1"><text:span text:style-name="T1">M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0.992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3cm">
          <text:p text:style-name="P1"><text:span text:style-name="T1">N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4cm">
          <text:p text:style-name="P2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5cm">
          <text:p text:style-name="P1"><text:span text:style-name="T1">S1-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6cm">
          <text:p text:style-name="P1"><text:span text:style-name="T1">SCT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7cm">
          <text:p text:style-name="P1"><text:span text:style-name="T1">L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4.636cm" svg:y="4cm">
          <text:p text:style-name="P2"><text:span text:style-name="T1">RR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4.636cm" svg:y="5cm">
          <text:p text:style-name="P1"><text:span text:style-name="T1">PDC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4.636cm" svg:y="6cm">
          <text:p text:style-name="P1"><text:span text:style-name="T1">RL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4.636cm" svg:y="7cm">
          <text:p text:style-name="P1"><text:span text:style-name="T1">M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4.636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6.276cm" svg:y="4cm">
          <text:p text:style-name="P2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6.276cm" svg:y="5cm">
          <text:p text:style-name="P1"><text:span text:style-name="T1">S1-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6.276cm" svg:y="6cm">
          <text:p text:style-name="P1"><text:span text:style-name="T1">SCT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6.276cm" svg:y="7cm">
          <text:p text:style-name="P1"><text:span text:style-name="T1">L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6.276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18cm" svg:height="0.501cm" svg:x="10.842cm" svg:y="9.135cm">
          <text:p text:style-name="P2"><text:span text:style-name="T1">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0.626cm" svg:x="15.504cm" svg:y="9.071cm">
          <text:p text:style-name="P2"><text:span text:style-name="T1">eNod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395cm" svg:height="0.5cm" svg:x="21.348cm" svg:y="9.097cm">
          <text:p text:style-name="P2"><text:span text:style-name="T1">M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822cm" svg:height="0.503cm" svg:x="15.053cm" svg:y="10.447cm">
          <text:p text:style-name="P4"><text:span text:style-name="T3">Control Pl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05cm" svg:height="0.876cm" svg:x="4.772cm" svg:y="10.124cm">
          <text:p text:style-name="P4"><text:span text:style-name="T3">User Pl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667cm" svg:y1="4.505cm" svg:x2="14.64cm" svg:y2="4.486cm">
          <text:p/>
        </draw:line>
        <draw:line draw:style-name="gr3" draw:text-style-name="P1" draw:layer="layout" svg:x1="12.614cm" svg:y1="5.502cm" svg:x2="14.64cm" svg:y2="5.502cm">
          <text:p/>
        </draw:line>
        <draw:line draw:style-name="gr3" draw:text-style-name="P1" draw:layer="layout" svg:x1="12.649cm" svg:y1="6.461cm" svg:x2="14.622cm" svg:y2="6.48cm">
          <text:p/>
        </draw:line>
        <draw:line draw:style-name="gr3" draw:text-style-name="P1" draw:layer="layout" svg:x1="12.631cm" svg:y1="7.492cm" svg:x2="14.64cm" svg:y2="7.511cm">
          <text:p/>
        </draw:line>
        <draw:line draw:style-name="gr3" draw:text-style-name="P1" draw:layer="layout" svg:x1="12.631cm" svg:y1="8.474cm" svg:x2="14.64cm" svg:y2="8.455cm">
          <text:p/>
        </draw:line>
        <draw:line draw:style-name="gr3" draw:text-style-name="P1" draw:layer="layout" svg:x1="17.924cm" svg:y1="4.525cm" svg:x2="21.148cm" svg:y2="4.486cm">
          <text:p/>
        </draw:line>
        <draw:line draw:style-name="gr3" draw:text-style-name="P1" draw:layer="layout" svg:x1="17.907cm" svg:y1="5.522cm" svg:x2="21.19cm" svg:y2="5.522cm">
          <text:p/>
        </draw:line>
        <draw:line draw:style-name="gr3" draw:text-style-name="P1" draw:layer="layout" svg:x1="17.924cm" svg:y1="6.48cm" svg:x2="21.19cm" svg:y2="6.48cm">
          <text:p/>
        </draw:line>
        <draw:line draw:style-name="gr3" draw:text-style-name="P1" draw:layer="layout" svg:x1="17.941cm" svg:y1="7.554cm" svg:x2="21.19cm" svg:y2="7.554cm">
          <text:p/>
        </draw:line>
        <draw:line draw:style-name="gr3" draw:text-style-name="P1" draw:layer="layout" svg:x1="17.924cm" svg:y1="8.493cm" svg:x2="21.207cm" svg:y2="8.474cm">
          <text:p/>
        </draw:line>
        <draw:line draw:style-name="gr3" draw:text-style-name="P1" draw:layer="layout" svg:x1="13.558cm" svg:y1="2.914cm" svg:x2="13.522cm" svg:y2="9.433cm">
          <text:p/>
        </draw:line>
        <draw:line draw:style-name="gr3" draw:text-style-name="P1" draw:layer="layout" svg:x1="19.565cm" svg:y1="3.048cm" svg:x2="19.512cm" svg:y2="9.452cm">
          <text:p/>
        </draw:line>
        <draw:line draw:style-name="gr3" draw:text-style-name="P1" draw:layer="layout" svg:x1="12.596cm" svg:y1="3.547cm" svg:x2="21.172cm" svg:y2="3.528cm">
          <text:p/>
        </draw:line>
        <draw:custom-shape draw:style-name="gr2" draw:text-style-name="P3" draw:layer="layout" svg:width="0.981cm" svg:height="0.36cm" svg:x="13.144cm" svg:y="2.44cm">
          <text:p text:style-name="P3"><text:span text:style-name="T2">LTE-U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82cm" svg:height="0.361cm" svg:x="19.024cm" svg:y="2.49cm">
          <text:p text:style-name="P3"><text:span text:style-name="T2">S1-M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 A</meta:initial-creator>
    <meta:creation-date>2016-12-14T17:52:15.887787390</meta:creation-date>
    <dc:date>2016-12-14T20:36:10.238147122</dc:date>
    <dc:creator>Khan A</dc:creator>
    <meta:editing-duration>PT1H10M9S</meta:editing-duration>
    <meta:editing-cycles>14</meta:editing-cycles>
    <meta:generator>LibreOffice/4.2.8.2$Linux_X86_64 LibreOffice_project/420m0$Build-2</meta:generator>
    <meta:document-statistic meta:object-count="83"/>
  </office:meta>
</office:document-meta>
</file>